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8">
            <text:p>Tabela 2 - Número de linguagens criadas em períodos de 7 ano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2">
            <text:p>Ano</text:p>
          </table:table-cell>
          <table:table-cell office:value-type="string" table:style-name="ce6">
            <text:p>Quantidade</text:p>
          </table:table-cell>
          <table:table-cell office:value-type="string" table:style-name="ce2">
            <text:p>Frequência(%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50 - 1956</text:p>
          </table:table-cell>
          <table:table-cell office:value-type="float" office:value="36" table:style-name="ce7">
            <text:p>36</text:p>
          </table:table-cell>
          <table:table-cell office:value-type="float" office:value="10.526315789473685" table:formula="msoxl:=PRODUCT(B3,100)/B13" table:style-name="ce4">
            <text:p>10.526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57 - 1963</text:p>
          </table:table-cell>
          <table:table-cell office:value-type="float" office:value="25" table:style-name="ce7">
            <text:p>25</text:p>
          </table:table-cell>
          <table:table-cell office:value-type="float" office:value="7.3099415204678362" table:formula="msoxl:=PRODUCT(B4,100)/B13" table:style-name="ce5">
            <text:p>7.30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64 - 1970</text:p>
          </table:table-cell>
          <table:table-cell office:value-type="float" office:value="44" table:style-name="ce7">
            <text:p>44</text:p>
          </table:table-cell>
          <table:table-cell office:value-type="float" office:value="12.865497076023392" table:formula="msoxl:=PRODUCT(B5,100)/B13" table:style-name="ce5">
            <text:p>12.865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71 - 1977</text:p>
          </table:table-cell>
          <table:table-cell office:value-type="float" office:value="42" table:style-name="ce7">
            <text:p>42</text:p>
          </table:table-cell>
          <table:table-cell office:value-type="float" office:value="12.280701754385966" table:formula="msoxl:=PRODUCT(B6,100)/B13" table:style-name="ce5">
            <text:p>12.280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78 - 1984</text:p>
          </table:table-cell>
          <table:table-cell office:value-type="float" office:value="36" table:style-name="ce7">
            <text:p>36</text:p>
          </table:table-cell>
          <table:table-cell office:value-type="float" office:value="10.526315789473685" table:formula="msoxl:=PRODUCT(B7,100)/B13" table:style-name="ce5">
            <text:p>10.526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85 - 1991</text:p>
          </table:table-cell>
          <table:table-cell office:value-type="float" office:value="50" table:style-name="ce7">
            <text:p>50</text:p>
          </table:table-cell>
          <table:table-cell office:value-type="float" office:value="14.619883040935672" table:formula="msoxl:=PRODUCT(B8,100)/B13" table:style-name="ce5">
            <text:p>14.619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92 - 1998</text:p>
          </table:table-cell>
          <table:table-cell office:value-type="float" office:value="47" table:style-name="ce7">
            <text:p>47</text:p>
          </table:table-cell>
          <table:table-cell office:value-type="float" office:value="13.742690058479532" table:formula="msoxl:=PRODUCT(B9,100)/B13" table:style-name="ce5">
            <text:p>13.7427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1999 - 2005</text:p>
          </table:table-cell>
          <table:table-cell office:value-type="float" office:value="35" table:style-name="ce7">
            <text:p>35</text:p>
          </table:table-cell>
          <table:table-cell office:value-type="float" office:value="10.23391812865497" table:formula="msoxl:=PRODUCT(B10,100)/B13" table:style-name="ce5">
            <text:p>10.233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2006 - 2012</text:p>
          </table:table-cell>
          <table:table-cell office:value-type="float" office:value="21" table:style-name="ce7">
            <text:p>21</text:p>
          </table:table-cell>
          <table:table-cell office:value-type="float" office:value="6.1403508771929829" table:formula="msoxl:=PRODUCT(B11,100)/B13" table:style-name="ce5">
            <text:p>6.140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2013 - 2014</text:p>
          </table:table-cell>
          <table:table-cell office:value-type="float" office:value="6" table:style-name="ce7">
            <text:p>6</text:p>
          </table:table-cell>
          <table:table-cell office:value-type="float" office:value="1.7543859649122806" table:formula="msoxl:=PRODUCT(B12,100)/B13" table:style-name="ce5">
            <text:p>1.7544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42" table:formula="msoxl:=SUM(B3:B12)" table:style-name="ce10">
            <text:p>342</text:p>
          </table:table-cell>
          <table:table-cell office:value-type="float" office:value="100" table:formula="msoxl:=SUM(C3:C12)" table:style-name="ce9">
            <text:p>100</text:p>
          </table:table-cell>
          <table:table-cell table:number-columns-repeated="16381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Gráfico 1" svg:x="0.01042in" svg:y="0.09375in" svg:width="5.76041in" svg:height="3.6458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12"/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izard</meta:initial-creator>
    <dc:creator>Charizard</dc:creator>
    <meta:creation-date>2016-09-13T13:35:51Z</meta:creation-date>
    <dc:date>2016-09-14T00:34:04Z</dc:date>
    <meta:print-date>2016-09-14T00:33:3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aximum="5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2.5pt" svg:width="414.7497637795275pt" chart:style-name="Crt0">
        <chart:title chart:style-name="CT00">
          <text:p text:style-name="a0" text:class-names="" text:cond-style-name="">Número de linguagens criadas em períodos de 7 ano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Quantidad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Grupos de 7 anos</text:p>
            </chart:title>
            <chart:categories table:cell-range-address="2.$A$3:.$A$12"/>
          </chart:axis>
          <chart:series chart:label-cell-address="2.$B$2" chart:values-cell-range-address="2.$B$3:.$B$12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